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1" style:family="text">
      <style:text-properties style:font-name-asian="Mincho" style:font-name="Nimbus Sans L" style:font-name-complex="Tahoma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Hello.</text:p>
      <text:h text:style-name="Heading_20_3" text:outline-level="3">Heading One</text:h>
      <text:p>Blabla.<text:line-break/></text:p>
      <text:h text:style-name="Heading_20_4" text:outline-level="4">SubHeading then.</text:h>
      <text:p>Another blabla.<text:line-break/><text:line-break/><text:line-break/></text:p>
      <text:p text:style-name="Standard"/>
      <text:p>Hello.</text:p>
      <text:h text:style-name="Heading_20_2" text:outline-level="2">Heading One</text:h>
      <text:p>Blabla.<text:line-break/></text:p>
      <text:h text:style-name="Heading_20_3" text:outline-level="3">SubHeading then.</text:h>
      <text:p>Another blabla.<text:line-break/><text:line-break/><text:line-break/></text:p>
      <text:p>Hello.</text:p>
      <text:h text:style-name="Heading_20_1" text:outline-level="1">Heading One</text:h>
      <text:p>Blabla.<text:line-break/></text:p>
      <text:h text:style-name="Heading_20_2" text:outline-level="2">SubHeading then.</text:h>
      <text:p>Another blabla.<text:line-break/><text:line-break/><text:line-break/></text:p>
      <text:h text:outline-level="1" text:style-name="Heading_20_1">Title 1</text:h>
      <text:h text:outline-level="2" text:style-name="Heading_20_2">Title 2</text:h>
      <text:h text:outline-level="3" text:style-name="Heading_20_3">Title 3</text:h>
      <text:h text:outline-level="4" text:style-name="Heading_20_4">Title 4</text:h>
      <text:h text:outline-level="5" text:style-name="Heading_20_5">Title 5</text:h>
      <text:p text:style-name="Text_20_body">I put those titles there, else, OO does not include those style definitions in the saved file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ext-style-name="Text_20_body" style:class="text" style:family="paragraph" style:name="Heading_20_4" style:display-name="Heading 4" style:default-outline-level="4" style:parent-style-name="Heading">
      <style:text-properties fo:font-weight="bold" fo:font-style="italic" style:font-size-asian="85%" style:font-weight-complex="bold" style:font-size-complex="85%" fo:font-size="85%" style:font-style-asian="italic" style:font-style-complex="italic" style:font-weight-asian="bold"/>
    </style:style>
    <style:style style:next-style-name="Text_20_body" style:class="text" style:family="paragraph" style:name="Heading_20_5" style:display-name="Heading 5" style:default-outline-level="5" style:parent-style-name="Heading">
      <style:text-properties fo:font-weight="bold" style:font-size-asian="85%" style:font-size-complex="85%" fo:font-size="85%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01-24T07:51:59</dc:date>
    <dc:language>en-US</dc:language>
    <meta:editing-cycles>10</meta:editing-cycles>
    <meta:editing-duration>PT1H53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106" meta:character-count="569"/>
  </office:meta>
</office:document-meta>
</file>